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style="normal" style:font-style-asian="normal" style:font-style-complex="normal"/>
    </style:style>
    <style:style style:name="P2"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Wakoopa.com Lab Test </text:h>
      <text:p text:style-name="Standard"></text:p>
      <text:p text:style-name="Standard"></text:p>
      <text:h text:style-name="P1" text:outline-level="2">introductie</text:h>
      <text:p text:style-name="Standard">Wakoopa is een website waarop je automatisch al je computergebruik bij kan houden en daarover met anderen kan praten. We gaan de website testen, niet jou, dus je kan niks fout doen. Kan je zoveel mogelijk van je redenaties hardop vertellen?</text:p>
      <text:p text:style-name="Standard"></text:p>
      <text:p text:style-name="Standard"/>
      <text:p text:style-name="Standard"/>
      <text:h text:style-name="Heading_20_3" text:outline-level="3">Opdracht 1:</text:h>
      <text:p text:style-name="Standard">Er zijn altijd programma's op je computer die je moet gebruiken die je eigelijk niet zo leuk vind. Vind een van die programma's op wakoopa.com en schrijf een review waarin je vertelt wat je vervelend vind aan dat programma.</text:p>
      <text:p text:style-name="Standard"></text:p>
      <text:h text:style-name="Heading_20_3" text:outline-level="3">Opdracht 2:</text:h>
      <text:p text:style-name="Standard">Belangrijk op Wakoopa is het delen van programma's en websites die je graag bezoekt. Zoek op wakoopa een website die je leuk vind om te gebruiken en markeer die als favorite.</text:p>
      <text:p text:style-name="Standard"></text:p>
      <text:h text:style-name="Heading_20_3" text:outline-level="3">Opdracht 3:</text:h>
      <text:p text:style-name="Standard">Wakoopa geeft je statistieken over wat je gedaan hebt. Vind uit wat jij vandaag al voor soort programma's gebruik hebt.</text:p>
      <text:p text:style-name="Standard"></text:p>
      <text:h text:style-name="Heading_20_3" text:outline-level="3">Opdracht 4:</text:h>
      <text:p text:style-name="Standard">Wakoopa geef je aanbevelingen voor software en voor mensen die op jou lijken. Vind iemand die op jou lijkt en voeg deze persoon toe als contact.</text:p>
      <text:p text:style-name="Standard"></text:p>
      <text:h text:style-name="Heading_20_3" text:outline-level="3">opdracht 5:</text:h>
      <text:p text:style-name="Standard">Op Wakoopa kan je lid worden van een team met een specifiek interessegebied. Vind op Wakoopa een team over een onderwerp wat je interessant vind en meld je aan voor dat te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3T14:16:34</meta:creation-date>
    <meta:document-statistic meta:table-count="0" meta:image-count="0" meta:object-count="0" meta:page-count="1" meta:paragraph-count="20" meta:word-count="204" meta:character-count="1179"/>
    <dc:date>2009-11-13T14:21:22</dc:date>
    <meta:editing-duration>PT00H04M50S</meta:editing-duration>
    <meta:editing-cycles>1</meta:editing-cycles>
    <meta:generator>OpenOffice.org/3.0$Unix OpenOffice.org_project/300m15$Build-9379</meta:generator>
  </office:meta>
</office:document-meta>
</file>